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yaDoc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nyaDocSourceFac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nyaDocSourceFactory.getSource( String location , Map parameter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LenyaDoc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yaDoc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